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411cm" style:rel-column-width="9296*"/>
    </style:style>
    <style:style style:name="Tableau1.B" style:family="table-column">
      <style:table-column-properties style:column-width="6.736cm" style:rel-column-width="25970*"/>
    </style:style>
    <style:style style:name="Tableau1.C" style:family="table-column">
      <style:table-column-properties style:column-width="7.851cm" style:rel-column-width="30269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_20_indent">
      <style:paragraph-properties fo:margin-left="1cm" fo:margin-right="0cm" fo:text-indent="0cm" style:auto-text-indent="false"/>
    </style:style>
    <style:style style:name="P2" style:family="paragraph" style:parent-style-name="Standard">
      <style:paragraph-properties fo:margin-left="1cm" fo:margin-right="0cm" fo:text-indent="0cm" style:auto-text-indent="false"/>
    </style:style>
    <style:style style:name="P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4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00"/>
    </style:style>
    <style:style style:name="P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P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style:font-size-asian="9pt"/>
    </style:style>
    <style:style style:name="P7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ff0000"/>
    </style:style>
    <style:style style:name="P8" style:family="paragraph" style:parent-style-name="Prénom_20_NOM">
      <style:text-properties fo:font-weight="normal" style:font-weight-asian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fo:margin-left="8.251cm" fo:margin-right="0cm" fo:text-indent="0.002cm" style:auto-text-indent="false"/>
      <style:text-properties style:font-name="Arial" fo:font-size="11pt" style:font-size-asian="11pt"/>
    </style:style>
    <style:style style:name="P12" style:family="paragraph" style:parent-style-name="Standard">
      <style:paragraph-properties fo:margin-left="1.501cm" fo:margin-right="0cm" fo:text-indent="-0.501cm" style:auto-text-indent="false"/>
      <style:text-properties fo:color="#000000" style:font-name="Arial" fo:font-size="11pt" style:font-size-asian="11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color="#ff0000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fo:color="#ff0000" style:font-name="Arial"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49cm" draw:visible-area-height="6.99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</text:user-field-decls>
      <text:section text:style-name="Sect1" text:name="relance">
        <text:p text:style-name="Text_20_body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Table_20_Contents"/>
            </table:table-cell>
            <table:covered-table-cell/>
            <table:table-cell table:style-name="Tableau1.A1" table:number-rows-spanned="4" office:value-type="string">
              <text:p text:style-name="Table_20_Contents"/>
              <text:p text:style-name="P13"><text:s/><text:user-field-get text:name="personne_qual"/> <text:s/><text:user-field-get text:name="personne_nom"/> <text:s/><text:user-field-get text:name="personne_prenom"/></text:p>
              <text:p text:style-name="P13"><text:s/><text:user-field-get text:name="adresse_numvoie"/> <text:s/><text:user-field-get text:name="adresse_libtypevoie"/> <text:s/><text:user-field-get text:name="adresse_nomvoie"/></text:p>
              <text:p text:style-name="P13"><text:user-field-get text:name="adresse_compladr"/></text:p>
              <text:p text:style-name="P13"><text:user-field-get text:name="adresse_codepos"/> <text:s/><text:user-field-get text:name="adresse_nomcom"/></text:p>
            </table:table-cell>
          </table:table-row>
          <table:table-row>
            <table:table-cell table:style-name="Tableau1.A1" office:value-type="string">
              <text:p text:style-name="P10">Service : </text:p>
            </table:table-cell>
            <table:table-cell table:style-name="Tableau1.A1" office:value-type="string">
              <text:p text:style-name="Table_20_Contents"><text:user-field-get text:name="serviceinstructeur_lib_service"/> </text:p>
              <text:p text:style-name="Table_20_Contents"><text:user-field-get text:name="serviceinstructeur_num_rue"/> <text:s/><text:user-field-get text:name="serviceinstructeur_type_voie"/> <text:s/><text:user-field-get text:name="serviceinstructeur_nom_rue"/> <text:s/><text:user-field-get text:name="serviceinstructeur_code_postal"/> <text:s/><text:user-field-get text:name="serviceinstructeur_ville"/></text:p>
            </table:table-cell>
            <table:covered-table-cell/>
          </table:table-row>
          <table:table-row>
            <table:table-cell table:style-name="Tableau1.A1" office:value-type="string">
              <text:p text:style-name="P10">Affaire suivie par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</table:table-cell>
            <table:covered-table-cell/>
          </table:table-row>
          <table:table-row>
            <table:table-cell table:style-name="Tableau1.A1" office:value-type="string">
              <text:p text:style-name="P10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P14">notification_orientstruct_relance3</text:p>
        <text:p text:style-name="Standard"><text:s text:c="2"/><text:span text:style-name="T3">Bobigny le <text:s/></text:span><text:span text:style-name="T3"><text:user-field-get text:name="orientstruct_daterelance"/></text:span><text:span text:style-name="T3"> ,</text:span></text:p>
        <text:p text:style-name="Standard"/>
        <text:p text:style-name="P9"/>
        <text:p text:style-name="P12"><text:user-field-get text:name="personne_qual"/> ,</text:p>
        <text:p text:style-name="P3"/>
        <text:p text:style-name="P5"/>
        <text:p text:style-name="P1">Vous êtes bénéficiaire de l’allocation de Revenu de Solidarité Active (RSA). A ce titre, <text:s/>vous pouvez bénéficier des accompagnements et des actions d’insertion que le Département a financés et mis en place afin d’aider les allocataires et leurs ayants droit à élaborer un projet d’insertion et à le réaliser.</text:p>
        <text:p text:style-name="P1"/>
        <text:p text:style-name="P1">Vous pouvez ainsi, dans le cadre d’un contrat d’insertion, avoir accès à un ensemble important de possibilités de soutien, de formations, d’aides vous permettant de vous déplacer, de faire garder vos enfants, de vous soigner si nécessaire. </text:p>
        <text:p text:style-name="P1"/>
        <text:p text:style-name="P5">La loi fait une obligation de s’engager dans ces démarches. Elle précise aussi que le non respect de cette obligation peut donner lieu à une suspension du versement de l’allocation et que la signature du contrat d’insertion doit intervenir dans un délai de trois mois à compter de l’ouverture de vos droits. </text:p>
        <text:p text:style-name="P5"/>
        <text:p text:style-name="P5">A ma connaissance, vous n’avez pas satisfait à ces obligations.</text:p>
        <text:p text:style-name="P5">C’est pourquoi je vous invite à prendre contact avec le service suivant :</text:p>
        <text:p text:style-name="P4"><text:user-field-get text:name="structurereferente_lib_struc"/> </text:p>
        <text:p text:style-name="P4"><text:user-field-get text:name="structurereferente_num_voie"/> <text:s/><text:user-field-get text:name="structurereferente_type_voie"/> <text:s/><text:user-field-get text:name="structurereferente_nom_voie"/></text:p>
        <text:p text:style-name="P4"><text:user-field-get text:name="structurereferente_code_postal"/> <text:s/><text:user-field-get text:name="structurereferente_ville"/></text:p>
        <text:p text:style-name="P7"/>
        <text:p text:style-name="P6"/>
        <text:p text:style-name="P5">qui vous donnera toutes les informations utiles, vous aidera à construire votre projet et à rédiger votre contrat d’insertion, afin que vous puissiez avoir accès aux prestations susceptibles de vous aider et continuer à percevoir votre allocation.</text:p>
        <text:p text:style-name="P2"><text:span text:style-name="T1">Je vous prie de croire, </text:span><text:span text:style-name="T1"><text:user-field-get text:name="personne_qual"/></text:span><text:span text:style-name="T1"> ,</text:span><text:span text:style-name="T2"> </text:span><text:span text:style-name="T1">à l’assurance de mes sentiments les meilleurs</text:span></text:p>
        <text:p text:style-name="Texte_20_de_20_saisie"/>
        <text:p text:style-name="Texte_20_de_20_saisie"><text:soft-page-break/></text:p>
        <text:p text:style-name="Prénom_20_NOM">Bernard Heinen</text:p>
        <text:p text:style-name="P8"><draw:frame draw:style-name="fr1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8">Droits et de l’Allocation</text:p>
        <text:p text:style-name="P8"/>
        <text:p text:style-name="P8"/>
        <text:p text:style-name="P8"/>
        <text:p text:style-name="P8"/>
        <text:p text:style-name="P8"/>
        <text:p text:style-name="P8"/>
        <text:p text:style-name="P11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1-08-18T11:36:30.01</dc:date>
    <meta:editing-duration>PT01H29M11S</meta:editing-duration>
    <meta:editing-cycles>19</meta:editing-cycles>
    <meta:generator>OpenOffice.org/3.2$Win32 OpenOffice.org_project/320m12$Build-9483</meta:generator>
    <meta:document-statistic meta:table-count="1" meta:image-count="0" meta:object-count="1" meta:page-count="2" meta:paragraph-count="26" meta:word-count="236" meta:character-count="1524"/>
    <dc:creator>jm jm</dc:creator>
  </office:meta>
</office:document-meta>
</file>